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굴림체" svg:font-family="굴림체" style:font-family-generic="roman" style:font-pitch="variable"/>
    <style:font-face style:name="나눔고딕" svg:font-family="나눔고딕" style:font-family-generic="roman" style:font-pitch="variable"/>
    <style:font-face style:name="나눔바른고딕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굴림체1" svg:font-family="굴림체" style:font-family-generic="system" style:font-pitch="variable"/>
    <style:font-face style:name="나눔고딕1" svg:font-family="나눔고딕" style:font-family-generic="system" style:font-pitch="variable"/>
    <style:font-face style:name="나눔바른고딕1" svg:font-family="나눔바른고딕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Table1" style:family="table">
      <style:table-properties style:width="3.3729in" fo:margin-left="-0.0785in" fo:margin-top="0in" fo:margin-bottom="0in" table:align="left" style:writing-mode="lr-tb"/>
    </style:style>
    <style:style style:name="Table1.A" style:family="table-column">
      <style:table-column-properties style:column-width="3.37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2" style:family="table-row">
      <style:table-row-properties style:min-row-height="0.3153in" fo:keep-together="auto"/>
    </style:style>
    <style:style style:name="Table1.A2" style:family="table-cell">
      <style:table-cell-properties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3.3729in" fo:margin-left="-0.0785in" fo:margin-top="0in" fo:margin-bottom="0in" table:align="left" style:writing-mode="lr-tb"/>
    </style:style>
    <style:style style:name="Table2.A" style:family="table-column">
      <style:table-column-properties style:column-width="3.37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3.3729in" fo:margin-left="-0.0785in" fo:margin-top="0in" fo:margin-bottom="0in" table:align="left" style:writing-mode="lr-tb"/>
    </style:style>
    <style:style style:name="Table3.A" style:family="table-column">
      <style:table-column-properties style:column-width="3.37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4" style:family="table">
      <style:table-properties style:width="3.3729in" fo:margin-left="-0.0785in" fo:margin-top="0in" fo:margin-bottom="0in" table:align="left" style:writing-mode="lr-tb"/>
    </style:style>
    <style:style style:name="Table4.A" style:family="table-column">
      <style:table-column-properties style:column-width="3.3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A2" style:family="table-cell">
      <style:table-cell-properties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10.5pt" fo:font-weight="bold" style:font-name-asian="나눔바른고딕1" style:font-weight-asian="bold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fo:font-weight="bold" fo:background-color="#ffff00" style:font-name-asian="나눔바른고딕1" style:font-weight-asian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fo:font-weight="bold" style:font-name-asian="나눔바른고딕1" style:font-weight-asian="bold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style:font-name-asian="나눔바른고딕1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style:font-name-asian="나눔바른고딕1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fo:font-size="12pt" fo:font-style="italic" fo:font-weight="bold" style:font-name-asian="나눔바른고딕1" style:font-size-asian="12pt" style:font-style-asian="italic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/>
      <style:text-properties fo:color="#0070c0" style:font-name="나눔바른고딕" fo:font-weight="bold" style:font-name-asian="나눔바른고딕1" style:font-weight-asian="bold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70c0" style:font-name="나눔바른고딕" fo:font-weight="bold" style:font-name-asian="나눔바른고딕1" style:font-weight-asian="bold"/>
    </style:style>
    <style:style style:name="P11" style:family="paragraph" style:parent-style-name="Preformatted_20_Text">
      <style:text-properties fo:color="#a9b7c6"/>
    </style:style>
    <style:style style:name="P12" style:family="paragraph" style:parent-style-name="Preformatted_20_Text">
      <style:text-properties fo:color="#a9b7c6" style:font-name="DejaVu Sans Mono" fo:font-size="10.5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나눔바른고딕" style:font-name-asian="나눔바른고딕1"/>
    </style:style>
    <style:style style:name="P15" style:family="paragraph" style:parent-style-name="Standard">
      <style:paragraph-properties fo:text-align="end" style:justify-single-word="false"/>
      <style:text-properties style:font-name="나눔바른고딕" style:font-name-asian="나눔바른고딕1"/>
    </style:style>
    <style:style style:name="P16" style:family="paragraph" style:parent-style-name="Standard">
      <style:paragraph-properties fo:orphans="2" fo:widows="2"/>
    </style:style>
    <style:style style:name="P17" style:family="paragraph" style:parent-style-name="Standard">
      <style:paragraph-properties fo:text-align="center" style:justify-single-word="false"/>
      <style:text-properties style:font-name="나눔고딕" fo:font-size="14pt" style:text-underline-style="solid" style:text-underline-width="auto" style:text-underline-color="font-color" fo:font-weight="bold" style:font-name-asian="나눔고딕1" style:font-size-asian="14pt" style:font-weight-asian="bold"/>
    </style:style>
    <style:style style:name="P18" style:family="paragraph" style:parent-style-name="Standard">
      <style:paragraph-properties fo:margin-left="0in" fo:margin-right="0.4165in" fo:margin-top="0in" fo:margin-bottom="0in" loext:contextual-spacing="false" fo:line-height="100%" fo:text-align="start" style:justify-single-word="false" fo:text-indent="0in" style:auto-text-indent="false"/>
      <style:text-properties fo:color="#0070c0" style:font-name="나눔바른고딕" fo:font-weight="bold" style:font-name-asian="나눔바른고딕1" style:font-weight-asian="bold"/>
    </style:style>
    <style:style style:name="P19" style:family="paragraph" style:parent-style-name="Standard">
      <style:paragraph-properties fo:margin-left="0in" fo:margin-right="0.4165in" fo:margin-top="0in" fo:margin-bottom="0in" loext:contextual-spacing="false" fo:line-height="100%" fo:text-align="start" style:justify-single-word="false" fo:text-indent="0in" style:auto-text-indent="false"/>
    </style:style>
    <style:style style:name="P20" style:family="paragraph" style:parent-style-name="Standard">
      <style:paragraph-properties fo:margin-left="0in" fo:margin-right="0.4165in" fo:margin-top="0in" fo:margin-bottom="0in" loext:contextual-spacing="false" fo:line-height="100%" fo:text-align="start" style:justify-single-word="false" fo:text-indent="0in" style:auto-text-indent="false"/>
      <style:text-properties style:font-name="나눔바른고딕" style:font-name-asian="나눔바른고딕1"/>
    </style:style>
    <style:style style:name="P21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color="#000000" style:font-name="나눔고딕" fo:font-size="16pt" fo:font-weight="bold" style:font-name-asian="나눔고딕1" style:font-size-asian="16pt" style:font-weight-asian="bold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70c0" style:font-name="나눔바른고딕" fo:font-weight="bold" style:font-name-asian="나눔바른고딕1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70c0" style:font-name="나눔바른고딕" fo:font-weight="bold" officeooo:paragraph-rsid="000dc9fd" style:font-name-asian="나눔바른고딕1" style:font-weight-asian="bold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70c0" style:font-name="나눔바른고딕" fo:font-weight="bold" officeooo:rsid="000dc9fd" officeooo:paragraph-rsid="000dc9fd" style:font-name-asian="나눔바른고딕1" style:font-weight-asian="bold"/>
    </style:style>
    <style:style style:name="P25" style:family="paragraph" style:parent-style-name="List_20_Paragraph" style:list-style-name="WWNum21">
      <style:paragraph-properties fo:margin-top="0in" fo:margin-bottom="0in" loext:contextual-spacing="false" fo:text-align="start" style:justify-single-word="false"/>
      <style:text-properties style:font-name="나눔바른고딕" fo:font-size="14pt" fo:font-style="italic" fo:font-weight="bold" style:font-name-asian="나눔바른고딕1" style:font-size-asian="14pt" style:font-style-asian="italic" style:font-weight-asian="bold"/>
    </style:style>
    <style:style style:name="P26" style:family="paragraph" style:parent-style-name="Preformatted_20_Text">
      <style:text-properties fo:color="#a9b7c6"/>
    </style:style>
    <style:style style:name="P27" style:family="paragraph" style:parent-style-name="Preformatted_20_Text">
      <style:text-properties fo:color="#a9b7c6" style:font-name="DejaVu Sans Mono" fo:font-size="10.5pt"/>
    </style:style>
    <style:style style:name="P28" style:family="paragraph" style:parent-style-name="Preformatted_20_Text">
      <style:text-properties fo:color="#6897bb"/>
    </style:style>
    <style:style style:name="P29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10.5pt" fo:font-weight="bold" officeooo:rsid="000dc9fd" officeooo:paragraph-rsid="000dc9fd" style:font-name-asian="나눔바른고딕1" style:font-weight-asian="bold"/>
    </style:style>
    <style:style style:name="T1" style:family="text">
      <style:text-properties style:font-name="나눔바른고딕" style:font-name-asian="나눔바른고딕1"/>
    </style:style>
    <style:style style:name="T2" style:family="text">
      <style:text-properties style:font-name="나눔바른고딕" officeooo:rsid="0003020e" style:font-name-asian="나눔바른고딕1"/>
    </style:style>
    <style:style style:name="T3" style:family="text">
      <style:text-properties style:font-name="나눔바른고딕" style:text-underline-style="solid" style:text-underline-width="auto" style:text-underline-color="font-color" style:font-name-asian="나눔바른고딕1"/>
    </style:style>
    <style:style style:name="T4" style:family="text">
      <style:text-properties style:font-name="나눔바른고딕" fo:font-weight="bold" style:font-name-asian="나눔바른고딕1" style:font-weight-asian="bold"/>
    </style:style>
    <style:style style:name="T5" style:family="text">
      <style:text-properties fo:color="#cc7832"/>
    </style:style>
    <style:style style:name="T6" style:family="text">
      <style:text-properties fo:color="#cc7832" style:font-name="DejaVu Sans Mono" fo:font-size="10.5pt"/>
    </style:style>
    <style:style style:name="T7" style:family="text">
      <style:text-properties style:font-name="DejaVu Sans Mono" fo:font-size="10.5pt"/>
    </style:style>
    <style:style style:name="T8" style:family="text">
      <style:text-properties fo:color="#8888c6"/>
    </style:style>
    <style:style style:name="T9" style:family="text">
      <style:text-properties fo:color="#8888c6" style:font-name="DejaVu Sans Mono" fo:font-size="10.5pt"/>
    </style:style>
    <style:style style:name="T10" style:family="text">
      <style:text-properties fo:color="#aa4926" style:font-name="DejaVu Sans Mono" fo:font-size="10.5pt"/>
    </style:style>
    <style:style style:name="T11" style:family="text">
      <style:text-properties fo:color="#6a8759"/>
    </style:style>
    <style:style style:name="T12" style:family="text">
      <style:text-properties fo:color="#6a8759" style:font-name="DejaVu Sans Mono" fo:font-size="10.5pt"/>
    </style:style>
    <style:style style:name="T13" style:family="text">
      <style:text-properties fo:color="#6897bb"/>
    </style:style>
    <style:style style:name="T14" style:family="text">
      <style:text-properties fo:color="#6897bb" style:font-name="DejaVu Sans Mono" fo:font-size="10.5pt"/>
    </style:style>
    <style:style style:name="Sect1" style:family="section">
      <style:section-properties text:dont-balance-text-columns="true" style:editable="false">
        <style:columns fo:column-count="2" fo:column-gap="0.2957in">
          <style:column-sep style:width="0.0008in" style:color="#000000" style:height="100%" style:style="none"/>
          <style:column style:rel-width="32767*" fo:start-indent="0in" fo:end-indent="0.148in"/>
          <style:column style:rel-width="32768*" fo:start-indent="0.148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청년 AI · Big Data 아카데미-오프라인 심화과정</text:p>
      <text:p text:style-name="P17">파이썬 프로그래밍 기초 실습 2-2</text:p>
      <text:p text:style-name="P15">2019년 1월 9일(수)</text:p>
      <text:p text:style-name="P13"><text:span text:style-name="T1">이름: ( <text:s text:c="5"/>안준호 <text:s text:c="3"/>) <text:s text:c="3"/>이메일: ( <text:s text:c="3"/></text:span><text:span text:style-name="T2">wnsghwlgo@naver.com</text:span><text:span text:style-name="T1"> <text:s text:c="4"/>)</text:span></text:p>
      <text:p text:style-name="P14"/>
      <text:section text:style-name="Sect1" text:name="TextSection">
        <text:list xml:id="list6365705298302828652" text:style-name="WWNum21">
          <text:list-item>
            <text:p text:style-name="P25">딕셔너리(dict)</text:p>
          </text:list-item>
        </text:list>
        <text:p text:style-name="P6">중괄호{ }로 묶여 있으며, key와 value의 쌍으로 이루어짐. d = {key1:value1, key2:value2}</text:p>
        <text:p text:style-name="P4"/>
        <text:p text:style-name="P3"><text:span text:style-name="T3">실습1)</text:span><text:span text:style-name="T1"> for 문을 사용하여 딕셔너리 타입의 d의 모든 value를 출력해 보시오. </text:span>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7"><text:bookmark-start text:name="__DdeLink__3219_1666769933"/>d = {'youn': 1, 'park': 2, 'kim': 10}<text:bookmark-end text:name="__DdeLink__3219_1666769933"/></text:p>
              <text:p text:style-name="P2"><text:span text:style-name="T5">for </text:span>value <text:span text:style-name="T5">in </text:span>d.values():</text:p>
              <text:p text:style-name="P11"><text:s text:c="4"/><text:span text:style-name="T9">print</text:span><text:span text:style-name="T7">(value</text:span><text:span text:style-name="T6">, </text:span><text:span text:style-name="T10">end</text:span><text:span text:style-name="T7">=</text:span><text:span text:style-name="T12">' '</text:span><text:span text:style-name="T7">)</text:span></text:p>
            </table:table-cell>
          </table:table-row>
          <table:table-row table:style-name="Table1.2">
            <table:table-cell table:style-name="Table1.A2" office:value-type="string">
              <text:p text:style-name="P5">1 2 10</text:p>
            </table:table-cell>
          </table:table-row>
        </table:table>
        <text:p text:style-name="P6"/>
        <text:p text:style-name="P3"><text:span text:style-name="T3">실습2)</text:span><text:span text:style-name="T1"> 아래와 같은 딕셔너리가 있다. 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7"><text:bookmark-start text:name="__DdeLink__3525_1666769933"/><text:bookmark-start text:name="__DdeLink__3225_1666769933"/>d = {'one':1, 'two':2, 'three':3, 'four':4, 'five':5} <text:bookmark-end text:name="__DdeLink__3525_1666769933"/><text:bookmark-end text:name="__DdeLink__3225_1666769933"/></text:p>
            </table:table-cell>
          </table:table-row>
        </table:table>
        <text:p text:style-name="P3"><text:span text:style-name="T1">key의 </text:span><text:span text:style-name="T3">알파벳을 기준으로 순서</text:span><text:span text:style-name="T1">대로 아래와 같이 (key, value)로 출력하시오.</text:span>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2"><text:bookmark-start text:name="__DdeLink__3527_1666769933"/>dsorted = <text:span text:style-name="T8">sorted</text:span>(d.items())</text:p>
              <text:p text:style-name="P12"><text:span text:style-name="T5">for </text:span>i <text:span text:style-name="T5">in </text:span>dsorted:</text:p>
              <text:p text:style-name="P11"><text:s text:c="4"/><text:span text:style-name="T9">print</text:span><text:span text:style-name="T7">(</text:span><text:span text:style-name="T12">"%s %s" </text:span><text:span text:style-name="T7">%(i[</text:span><text:span text:style-name="T14">0</text:span><text:span text:style-name="T7">]</text:span><text:span text:style-name="T6">, </text:span><text:span text:style-name="T7">i[</text:span><text:span text:style-name="T14">1</text:span><text:span text:style-name="T7">]))</text:span><text:bookmark-end text:name="__DdeLink__3527_1666769933"/></text:p>
              <text:p text:style-name="P10"><text:bookmark text:name="_GoBack"/></text:p>
            </table:table-cell>
          </table:table-row>
          <table:table-row table:style-name="Table3.1">
            <table:table-cell table:style-name="Table3.A2" office:value-type="string">
              <text:p text:style-name="P5">five 5</text:p>
              <text:p text:style-name="P5">four 4</text:p>
              <text:p text:style-name="P5">one 1</text:p>
              <text:p text:style-name="P5">three 3</text:p>
              <text:p text:style-name="P5">two 2</text:p>
            </table:table-cell>
          </table:table-row>
        </table:table>
        <text:p text:style-name="P9"/>
        <text:p text:style-name="P3"><text:span text:style-name="T1">실습3) – </text:span><text:span text:style-name="T4">PPT 문제</text:span></text:p>
        <text:p text:style-name="P6">어떤 문장을 입력 받으면 해당 문장에서 각 알파벳이 몇 개씩 나오는지 저장하는 딕셔너리를 만든 후, 아래와 같이 출력하시오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0"/>
              <text:p text:style-name="P2">senten = <text:span text:style-name="T8">input</text:span>(<text:span text:style-name="T11">"Enter a sentence: "</text:span>)</text:p>
              <text:p text:style-name="P12">sl = <text:span text:style-name="T8">list</text:span>(senten)</text:p>
              <text:p text:style-name="P12">sll = <text:span text:style-name="T8">list</text:span>(<text:span text:style-name="T8">set</text:span>(sl))</text:p>
              <text:p text:style-name="P12">dic ={}</text:p>
              <text:p text:style-name="P12"><text:span text:style-name="T5">for </text:span>i <text:span text:style-name="T5">in </text:span>sll:</text:p>
              <text:p text:style-name="P11"><text:s text:c="4"/><text:span text:style-name="T7">count = </text:span><text:span text:style-name="T14">0</text:span></text:p>
              <text:p text:style-name="P11"><text:span text:style-name="T13"><text:s text:c="4"/></text:span><text:span text:style-name="T6">for </text:span><text:span text:style-name="T7">j </text:span><text:span text:style-name="T6">in </text:span><text:span text:style-name="T7">sl:</text:span></text:p>
              <text:p text:style-name="P11"><text:s text:c="8"/><text:span text:style-name="T6">if </text:span><text:span text:style-name="T7">i == j:</text:span></text:p>
              <text:p text:style-name="P11"><text:s text:c="12"/><text:span text:style-name="T7">count +=</text:span><text:span text:style-name="T14">1</text:span></text:p>
              <text:p text:style-name="P11"><text:span text:style-name="T13"><text:s text:c="4"/></text:span><text:span text:style-name="T7">dic[i]=count</text:span></text:p>
              <text:p text:style-name="P12"><text:span text:style-name="T8">print</text:span>(dic)</text:p>
              <text:p text:style-name="P10"/>
              <text:p text:style-name="P10"/>
              <text:p text:style-name="P24">#------------------------------</text:p>
              <text:p text:style-name="P29"># 조교님 코드</text:p>
              <text:p text:style-name="P29">sen = <text:span text:style-name="T8">input</text:span>(<text:span text:style-name="T11">"Enter a sentence: "</text:span>)</text:p>
              <text:p text:style-name="P12">dic = {}</text:p>
              <text:p text:style-name="P12"><text:span text:style-name="T5">for </text:span>ch <text:span text:style-name="T5">in </text:span>sen:</text:p>
              <text:p text:style-name="P11"><text:s text:c="4"/><text:span text:style-name="T6">if </text:span><text:span text:style-name="T7">ch </text:span><text:span text:style-name="T6">in </text:span><text:span text:style-name="T7">dic:</text:span></text:p>
              <text:p text:style-name="P11"><text:s text:c="8"/><text:span text:style-name="T7">dic[ch] +=</text:span><text:span text:style-name="T14">1</text:span></text:p>
              <text:p text:style-name="P11"><text:span text:style-name="T13"><text:s text:c="4"/></text:span><text:span text:style-name="T6">else</text:span><text:span text:style-name="T7">:</text:span></text:p>
              <text:p text:style-name="P11"><text:s text:c="8"/><text:span text:style-name="T7">dic[ch] = </text:span><text:span text:style-name="T14">1</text:span></text:p>
              <text:p text:style-name="P28"><text:s text:c="8"/></text:p>
              <text:p text:style-name="P12"><text:span text:style-name="T8">print</text:span>(dic)</text:p>
              <text:p text:style-name="P23"/>
              <text:p text:style-name="P10"/>
              <text:p text:style-name="P10"/>
            </table:table-cell>
          </table:table-row>
          <table:table-row table:style-name="Table4.1">
            <table:table-cell table:style-name="Table4.A2" office:value-type="string">
              <text:p text:style-name="P19"><text:span text:style-name="T1">Enter a sentence: </text:span><text:span text:style-name="T3">Python is fun!</text:span></text:p>
              <text:p text:style-name="P20">{'!': 1, ' ': 2, 'f': 1, 'i': 1, 'h': 1, 'o': 1, 'n': 2, 'P': 1, 's': 1, 'u': 1, 't': 1, 'y': 1}</text:p>
              <text:p text:style-name="P18"/>
            </table:table-cell>
          </table:table-row>
        </table:table>
        <text:p text:style-name="P8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굴림체" svg:font-family="굴림체" style:font-family-generic="roman" style:font-pitch="variable"/>
    <style:font-face style:name="나눔고딕" svg:font-family="나눔고딕" style:font-family-generic="roman" style:font-pitch="variable"/>
    <style:font-face style:name="나눔바른고딕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굴림체1" svg:font-family="굴림체" style:font-family-generic="system" style:font-pitch="variable"/>
    <style:font-face style:name="나눔고딕1" svg:font-family="나눔고딕" style:font-family-generic="system" style:font-pitch="variable"/>
    <style:font-face style:name="나눔바른고딕1" svg:font-family="나눔바른고딕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lr-tb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55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apple-converted-space" style:family="text" style:parent-style-name="Default_20_Paragraph_20_Font"/>
    <style:style style:name="HTML_20_Code" style:display-name="HTML Code" style:family="text" style:parent-style-name="Default_20_Paragraph_20_Font">
      <style:text-properties style:font-name="굴림체" fo:font-family="굴림체" style:font-family-generic="roman" style:font-pitch="variable" fo:font-size="12pt" style:font-name-asian="굴림체1" style:font-family-asian="굴림체" style:font-family-generic-asian="system" style:font-pitch-asian="variable" style:font-size-asian="12pt" style:font-name-complex="굴림체1" style:font-family-complex="굴림체" style:font-family-generic-complex="system" style:font-pitch-complex="variable" style:font-size-complex="12pt"/>
    </style:style>
    <style:style style:name="keyword" style:family="text" style:parent-style-name="Default_20_Paragraph_20_Font"/>
    <style:style style:name="tag" style:family="text" style:parent-style-name="Default_20_Paragraph_20_Font"/>
    <style:style style:name="attr_5f_selector" style:display-name="attr_selector" style:family="text" style:parent-style-name="Default_20_Paragraph_20_Font"/>
    <style:style style:name="prompt" style:family="text" style:parent-style-name="Default_20_Paragraph_20_Font"/>
    <style:style style:name="number" style:family="text" style:parent-style-name="Default_20_Paragraph_20_Font"/>
    <style:style style:name="string" style:family="text" style:parent-style-name="Default_20_Paragraph_20_Fon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0" style:display-name="ListLabel 10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1" style:display-name="ListLabel 11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2" style:display-name="ListLabel 12" style:family="text">
      <style:text-properties fo:font-size="10pt" fo:font-weight="bold" style:font-name-asian="맑은 고딕1" style:font-family-asian="'맑은 고딕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/>
    </style:style>
    <style:style style:name="ListLabel_20_13" style:display-name="ListLabel 13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4" style:display-name="ListLabel 14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start-value="7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5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6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8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1" style:num-suffix="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05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083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61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39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16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1945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472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65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931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20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487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765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042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32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" text:bullet-char="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" text:bullet-char="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style:num-suffix="" text:bullet-char="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" text:bullet-char="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style:num-suffix="" text:bullet-char="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style:num-suffix="" text:bullet-char="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" text:bullet-char="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style:num-suffix="" text:bullet-char="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style:num-suffix="" text:bullet-char="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" text:bullet-char="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2'" style:font-charset="x-symbol"/>
      </text:list-level-style-bullet>
      <text:list-level-style-bullet text:level="2" style:num-suffix="" text:bullet-char="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3" style:num-suffix="" text:bullet-char="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4" style:num-suffix="" text:bullet-char="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5" style:num-suffix="" text:bullet-char="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bullet text:level="6" style:num-suffix="" text:bullet-char="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Wingdings 2'" style:font-charset="x-symbol"/>
      </text:list-level-style-bullet>
      <text:list-level-style-bullet text:level="7" style:num-suffix="" text:bullet-char="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Wingdings 2'" style:font-charset="x-symbol"/>
      </text:list-level-style-bullet>
      <text:list-level-style-bullet text:level="8" style:num-suffix="" text:bullet-char="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Wingdings 2'" style:font-charset="x-symbol"/>
      </text:list-level-style-bullet>
      <text:list-level-style-bullet text:level="9" style:num-suffix="" text:bullet-char="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" text:bullet-char="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2'" style:font-charset="x-symbol"/>
      </text:list-level-style-bullet>
      <text:list-level-style-bullet text:level="2" style:num-suffix="" text:bullet-char="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3" style:num-suffix="" text:bullet-char="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4" style:num-suffix="" text:bullet-char="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5" style:num-suffix="" text:bullet-char="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bullet text:level="6" style:num-suffix="" text:bullet-char="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Wingdings 2'" style:font-charset="x-symbol"/>
      </text:list-level-style-bullet>
      <text:list-level-style-bullet text:level="7" style:num-suffix="" text:bullet-char="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Wingdings 2'" style:font-charset="x-symbol"/>
      </text:list-level-style-bullet>
      <text:list-level-style-bullet text:level="8" style:num-suffix="" text:bullet-char="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Wingdings 2'" style:font-charset="x-symbol"/>
      </text:list-level-style-bullet>
      <text:list-level-style-bullet text:level="9" style:num-suffix="" text:bullet-char="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0in" fo:margin-left="0.6063in" fo:margin-right="0.6063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a</meta:initial-creator>
    <meta:editing-cycles>30</meta:editing-cycles>
    <meta:print-date>2017-03-15T02:28:00</meta:print-date>
    <meta:creation-date>2018-01-11T07:24:00</meta:creation-date>
    <dc:date>2019-01-09T13:12:20.949126987</dc:date>
    <meta:editing-duration>PT6H9M56S</meta:editing-duration>
    <meta:generator>LibreOffice/5.1.6.2$Linux_X86_64 LibreOffice_project/10m0$Build-2</meta:generator>
    <meta:document-statistic meta:table-count="4" meta:image-count="0" meta:object-count="0" meta:page-count="1" meta:paragraph-count="49" meta:word-count="364" meta:character-count="1143" meta:non-whitespace-character-count="8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